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llationElementIterator.setOffset( in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llationElementIterator.setText( java . text . CharacterIterator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llationElementIterator.CollationElement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llationElementIterator.getOff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llationElementIterator.primaryOrder( in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CollationElementIterator.r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llationElementIterator.secondaryOrder( in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llationElementIterator.getMaxExpansion( in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llationElementIterator.setText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llationElementIterator.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llationElementIterator.tertiaryOrder( in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llationElementIterator.previo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